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89811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77 kWh</text:p>
          </table:table-cell>
          <table:table-cell office:value-type="float" office:value="362.98" calcext:value-type="float">
            <text:p>362.9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2.09" calcext:value-type="float">
            <text:p>2.09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191.72" calcext:value-type="float">
            <text:p>-191.72</text:p>
          </table:table-cell>
          <table:table-cell office:value-type="string" calcext:value-type="string">
            <text:p>T-0</text:p>
          </table:table-cell>
          <table:table-cell office:value-type="float" office:value="211.48" calcext:value-type="float">
            <text:p>211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00 kWh</text:p>
          </table:table-cell>
          <table:table-cell office:value-type="float" office:value="495.93" calcext:value-type="float">
            <text:p>495.93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2.72" calcext:value-type="float">
            <text:p>2.72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61.94" calcext:value-type="float">
            <text:p>-261.94</text:p>
          </table:table-cell>
          <table:table-cell office:value-type="string" calcext:value-type="string">
            <text:p>T-0</text:p>
          </table:table-cell>
          <table:table-cell office:value-type="float" office:value="274.69" calcext:value-type="float">
            <text:p>274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39" calcext:value-type="float">
            <text:p>0.39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2 kWh</text:p>
          </table:table-cell>
          <table:table-cell office:value-type="float" office:value="662.95" calcext:value-type="float">
            <text:p>662.95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3.97" calcext:value-type="float">
            <text:p>3.9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50.16" calcext:value-type="float">
            <text:p>-350.16</text:p>
          </table:table-cell>
          <table:table-cell office:value-type="string" calcext:value-type="string">
            <text:p>T-0</text:p>
          </table:table-cell>
          <table:table-cell office:value-type="float" office:value="400.96" calcext:value-type="float">
            <text:p>40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6 kWh</text:p>
          </table:table-cell>
          <table:table-cell office:value-type="float" office:value="690.71" calcext:value-type="float">
            <text:p>690.71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4.09" calcext:value-type="float">
            <text:p>4.0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64.82" calcext:value-type="float">
            <text:p>-364.82</text:p>
          </table:table-cell>
          <table:table-cell office:value-type="string" calcext:value-type="string">
            <text:p>T-0</text:p>
          </table:table-cell>
          <table:table-cell office:value-type="float" office:value="413.44" calcext:value-type="float">
            <text:p>413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21 kWh</text:p>
          </table:table-cell>
          <table:table-cell office:value-type="float" office:value="649.81" calcext:value-type="float">
            <text:p>649.81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3.9" calcext:value-type="float">
            <text:p>3.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43.22" calcext:value-type="float">
            <text:p>-343.22</text:p>
          </table:table-cell>
          <table:table-cell office:value-type="string" calcext:value-type="string">
            <text:p>T-0</text:p>
          </table:table-cell>
          <table:table-cell office:value-type="float" office:value="393.62" calcext:value-type="float">
            <text:p>393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13 kWh</text:p>
          </table:table-cell>
          <table:table-cell office:value-type="float" office:value="586.41" calcext:value-type="float">
            <text:p>586.41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3.59" calcext:value-type="float">
            <text:p>3.5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09.74" calcext:value-type="float">
            <text:p>-309.74</text:p>
          </table:table-cell>
          <table:table-cell office:value-type="string" calcext:value-type="string">
            <text:p>T-0</text:p>
          </table:table-cell>
          <table:table-cell office:value-type="float" office:value="363.05" calcext:value-type="float">
            <text:p>363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23 kWh</text:p>
          </table:table-cell>
          <table:table-cell office:value-type="float" office:value="659.7" calcext:value-type="float">
            <text:p>659.7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3.94" calcext:value-type="float">
            <text:p>3.9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48.44" calcext:value-type="float">
            <text:p>-348.44</text:p>
          </table:table-cell>
          <table:table-cell office:value-type="string" calcext:value-type="string">
            <text:p>T-0</text:p>
          </table:table-cell>
          <table:table-cell office:value-type="float" office:value="397.65" calcext:value-type="float">
            <text:p>397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29 kWh</text:p>
          </table:table-cell>
          <table:table-cell office:value-type="float" office:value="702.12" calcext:value-type="float">
            <text:p>702.12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4.13" calcext:value-type="float">
            <text:p>4.1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70.83" calcext:value-type="float">
            <text:p>-370.83</text:p>
          </table:table-cell>
          <table:table-cell office:value-type="string" calcext:value-type="string">
            <text:p>T-0</text:p>
          </table:table-cell>
          <table:table-cell office:value-type="float" office:value="417.53" calcext:value-type="float">
            <text:p>417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4 kWh</text:p>
          </table:table-cell>
          <table:table-cell office:value-type="float" office:value="655.02" calcext:value-type="float">
            <text:p>655.02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3.91" calcext:value-type="float">
            <text:p>3.91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45.65" calcext:value-type="float">
            <text:p>-345.65</text:p>
          </table:table-cell>
          <table:table-cell office:value-type="string" calcext:value-type="string">
            <text:p>T-0</text:p>
          </table:table-cell>
          <table:table-cell office:value-type="float" office:value="395.05" calcext:value-type="float">
            <text:p>395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15 kWh</text:p>
          </table:table-cell>
          <table:table-cell office:value-type="float" office:value="579.13" calcext:value-type="float">
            <text:p>579.13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3.55" calcext:value-type="float">
            <text:p>3.55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05.31" calcext:value-type="float">
            <text:p>-305.31</text:p>
          </table:table-cell>
          <table:table-cell office:value-type="string" calcext:value-type="string">
            <text:p>T-0</text:p>
          </table:table-cell>
          <table:table-cell office:value-type="float" office:value="358.82" calcext:value-type="float">
            <text:p>358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06 kWh</text:p>
          </table:table-cell>
          <table:table-cell office:value-type="float" office:value="511.25" calcext:value-type="float">
            <text:p>511.25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3.23" calcext:value-type="float">
            <text:p>3.23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269.51" calcext:value-type="float">
            <text:p>-269.51</text:p>
          </table:table-cell>
          <table:table-cell office:value-type="string" calcext:value-type="string">
            <text:p>T-0</text:p>
          </table:table-cell>
          <table:table-cell office:value-type="float" office:value="326.08" calcext:value-type="float">
            <text:p>326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07 kWh</text:p>
          </table:table-cell>
          <table:table-cell office:value-type="float" office:value="516.4" calcext:value-type="float">
            <text:p>516.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3.25" calcext:value-type="float">
            <text:p>3.2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72.24" calcext:value-type="float">
            <text:p>-272.24</text:p>
          </table:table-cell>
          <table:table-cell office:value-type="string" calcext:value-type="string">
            <text:p>T-0</text:p>
          </table:table-cell>
          <table:table-cell office:value-type="float" office:value="328.19" calcext:value-type="float">
            <text:p>328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44:27.830000000</meta:creation-date>
    <dc:date>2018-03-26T19:47:35.129000000</dc:date>
    <meta:editing-duration>PT3M7S</meta:editing-duration>
    <meta:editing-cycles>1</meta:editing-cycles>
    <meta:document-statistic meta:table-count="1" meta:cell-count="170" meta:object-count="0"/>
    <meta:generator>LibreOffice/5.3.4.2$Windows_x86 LibreOffice_project/f82d347ccc0be322489bf7da61d7e4ad13fe2ff3</meta:generator>
  </office:meta>
</office:document-meta>
</file>